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Preformatted_20_Text" style:list-style-name="L10">
      <style:paragraph-properties fo:margin-top="0cm" fo:margin-bottom="0.499cm" style:contextual-spacing="false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Preformatted_20_Text" style:list-style-name="L12">
      <style:paragraph-properties fo:margin-top="0cm" fo:margin-bottom="0.499cm" style:contextual-spacing="false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btSbsknZx1esksTjtEo3w-content-0">
        <text:h text:style-name="Heading_20_2" text:outline-level="2">📝 Enunciado de examen práctico</text:h>
        <text:p text:style-name="Text_20_body"><text:span text:style-name="Strong_20_Emphasis">Título:</text:span> Gestor de Libros con Validaciones y Almacenamiento Local</text:p>
        <text:p text:style-name="Text_20_body"><text:span text:style-name="Strong_20_Emphasis">Objetivo:</text:span> Implementar en <text:span text:style-name="Source_20_Text">script.js</text:span> la lógica necesaria para que el gestor de libros funcione correctamente, cumpliendo los siguientes requisitos:</text:p>
        <text:h text:style-name="Heading_20_3" text:outline-level="3">1. Validación de formulario</text:h>
        <text:list text:style-name="L1">
          <text:list-item>
            <text:p text:style-name="P1">El campo <text:span text:style-name="Strong_20_Emphasis">Título</text:span> debe ser obligatorio y tener al menos <text:span text:style-name="Strong_20_Emphasis">3 caracteres</text:span>.</text:p>
          </text:list-item>
          <text:list-item>
            <text:p text:style-name="P1">El campo <text:span text:style-name="Strong_20_Emphasis">Autor</text:span> debe ser obligatorio y tener al menos <text:span text:style-name="Strong_20_Emphasis">5 caracteres</text:span>.</text:p>
          </text:list-item>
          <text:list-item>
            <text:p text:style-name="P1">Se debe añadir un campo <text:span text:style-name="Strong_20_Emphasis">Fecha de publicación</text:span> (tipo <text:span text:style-name="Source_20_Text">date</text:span>) en el formulario y validar que:</text:p>
            <text:list>
              <text:list-item>
                <text:p text:style-name="P1">No esté vacío.</text:p>
              </text:list-item>
              <text:list-item>
                <text:p text:style-name="P1">La fecha no sea futura (solo se permiten fechas hasta hoy).</text:p>
              </text:list-item>
            </text:list>
          </text:list-item>
          <text:list-item>
            <text:p text:style-name="P1">Si alguna validación falla, mostrar un mensaje de error en la sección <text:span text:style-name="Source_20_Text">#errores-seccion</text:span>.</text:p>
          </text:list-item>
          <text:list-item>
            <text:p text:style-name="P1">Los errores deben desaparecer dinámicamente cuando el usuario corrige el dato.</text:p>
          </text:list-item>
        </text:list>
        <text:h text:style-name="Heading_20_3" text:outline-level="3">2. Mostrar/Ocultar dinámicamente</text:h>
        <text:list text:style-name="L2">
          <text:list-item>
            <text:p text:style-name="P2">Si el usuario selecciona un género en el filtro (<text:span text:style-name="Source_20_Text">#filtros-genero</text:span>), la tabla debe mostrar <text:span text:style-name="Strong_20_Emphasis">solo los libros de ese género</text:span>.</text:p>
          </text:list-item>
          <text:list-item>
            <text:p text:style-name="P2">Si no se selecciona ningún género, se muestran todos.</text:p>
          </text:list-item>
          <text:list-item>
            <text:p text:style-name="P2">Los mensajes de error deben poder ocultarse dinámicamente cuando se solucionan.</text:p>
          </text:list-item>
        </text:list>
        <text:h text:style-name="Heading_20_3" text:outline-level="3">3. Almacenamiento en LocalStorage</text:h>
        <text:list text:style-name="L3">
          <text:list-item>
            <text:p text:style-name="P3">Cada libro agregado debe guardarse en <text:span text:style-name="Source_20_Text">localStorage</text:span>.</text:p>
          </text:list-item>
          <text:list-item>
            <text:p text:style-name="P3">Al recargar la página, los libros deben cargarse automáticamente desde <text:span text:style-name="Source_20_Text">localStorage</text:span> y mostrarse en la tabla.</text:p>
          </text:list-item>
          <text:list-item>
            <text:p text:style-name="P3">Debe existir un botón de <text:span text:style-name="Strong_20_Emphasis">Eliminar</text:span> en cada fila de la tabla que borre el libro tanto de la tabla como de <text:span text:style-name="Source_20_Text">localStorage</text:span>.</text:p>
          </text:list-item>
        </text:list>
        <text:h text:style-name="Heading_20_3" text:outline-level="3">4. Estadísticas</text:h>
        <text:list text:style-name="L4">
          <text:list-item>
            <text:p text:style-name="P4">En la sección <text:span text:style-name="Source_20_Text">#estadisticas-seccion</text:span> se debe actualizar automáticamente:</text:p>
            <text:list>
              <text:list-item>
                <text:p text:style-name="P4">El <text:span text:style-name="Strong_20_Emphasis">número total de libros</text:span>.</text:p>
              </text:list-item>
              <text:list-item>
                <text:p text:style-name="P4">La <text:span text:style-name="Strong_20_Emphasis">distribución por género</text:span> (ejemplo: "Ficción: 2, Ensayo: 1, Misterio: 3").</text:p>
              </text:list-item>
            </text:list>
          </text:list-item>
        </text:list>
        <text:h text:style-name="Heading_20_3" text:outline-level="3">5. Extra (para nota adicional)</text:h>
        <text:list text:style-name="L5">
          <text:list-item>
            <text:p text:style-name="P5">Implementar un botón <text:span text:style-name="Strong_20_Emphasis">"Vaciar lista"</text:span> que borre todos los libros de la tabla y de <text:span text:style-name="Source_20_Text">localStorage</text:span>.</text:p>
          </text:list-item>
          <text:list-item>
            <text:p text:style-name="P5"><text:soft-page-break/>Añadir un efecto visual (clase <text:span text:style-name="Source_20_Text">.ocultado</text:span>) para ocultar/mostrar mensajes de error o secciones dinámicamente.</text:p>
          </text:list-item>
        </text:list>
        <text:h text:style-name="Heading_20_2" text:outline-level="2">🎯 Resultado esperado</text:h>
        <text:p text:style-name="Text_20_body">Al terminar el examen, el alumno debe haber creado un <text:span text:style-name="Source_20_Text">script.js</text:span> que:</text:p>
        <text:list text:style-name="L6">
          <text:list-item>
            <text:p text:style-name="P6">Valide correctamente los datos del formulario.</text:p>
          </text:list-item>
          <text:list-item>
            <text:p text:style-name="P6">Muestre/oculte errores y filtros dinámicamente.</text:p>
          </text:list-item>
          <text:list-item>
            <text:p text:style-name="P6">Guarde y recupere libros desde <text:span text:style-name="Source_20_Text">localStorage</text:span>.</text:p>
          </text:list-item>
          <text:list-item>
            <text:p text:style-name="P6">Actualice estadísticas en tiempo real.</text:p>
          </text:list-item>
          <text:list-item>
            <text:p text:style-name="P6">Permita eliminar libros individualmente o vaciar toda la lista.</text:p>
          </text:list-item>
        </text:list>
        <text:p text:style-name="Text_20_body">👉 Este enunciado te obliga a practicar <text:span text:style-name="Strong_20_Emphasis">validaciones</text:span>, <text:span text:style-name="Strong_20_Emphasis">DOM dinámico</text:span>, <text:span text:style-name="Strong_20_Emphasis">localStorage</text:span> y <text:span text:style-name="Strong_20_Emphasis">estadísticas</text:span>, todo integrado con el HTML y CSS que ya tienes.</text:p>
        <text:p text:style-name="Text_20_body">¿Quieres que te prepare también un <text:span text:style-name="Strong_20_Emphasis">esqueleto de </text:span><text:span text:style-name="Source_20_Text">script.js</text:span> con funciones vacías para que lo uses como plantilla en el examen?</text:p>
      </text:section>
      <text:section text:style-name="Sect1" text:name="QeosiHKF19QBFsgjyYHoT-user-message">
        <text:p text:style-name="P7">sí</text:p>
      </text:section>
      <text:section text:style-name="Sect1" text:name="yCnhXR71H7HhRpworfdYZ-content-0">
        <text:p text:style-name="P8">Genial 🙌. Aquí tienes un <text:span text:style-name="Strong_20_Emphasis">esqueleto de </text:span><text:span text:style-name="Source_20_Text">script.js</text:span> que puedes usar como plantilla en tu examen. He dejado las funciones principales definidas pero vacías o con comentarios para que sepas qué debe ir en cada parte.</text:p>
        <text:p text:style-name="Text_20_body">javascript</text:p>
        <text:p text:style-name="Preformatted_20_Text"><text:span text:style-name="Source_20_Text">// script.js</text:span></text:p>
        <text:p text:style-name="Preformatted_20_Text"/>
        <text:p text:style-name="Preformatted_20_Text"><text:span text:style-name="Source_20_Text">// -----------------------------</text:span></text:p>
        <text:p text:style-name="Preformatted_20_Text"><text:span text:style-name="Source_20_Text">// Variables globales</text:span></text:p>
        <text:p text:style-name="Preformatted_20_Text"><text:span text:style-name="Source_20_Text">// -----------------------------</text:span></text:p>
        <text:p text:style-name="Preformatted_20_Text"><text:span text:style-name="Source_20_Text">let libros = []; // Array para almacenar los libros</text:span></text:p>
        <text:p text:style-name="Preformatted_20_Text"/>
        <text:p text:style-name="Preformatted_20_Text"><text:span text:style-name="Source_20_Text">// -----------------------------</text:span></text:p>
        <text:p text:style-name="Preformatted_20_Text"><text:span text:style-name="Source_20_Text">// Inicialización</text:span></text:p>
        <text:p text:style-name="Preformatted_20_Text"><text:span text:style-name="Source_20_Text">// -----------------------------</text:span></text:p>
        <text:p text:style-name="Preformatted_20_Text"><text:span text:style-name="Source_20_Text">document.addEventListener("DOMContentLoaded", () =&gt; {</text:span></text:p>
        <text:p text:style-name="Preformatted_20_Text"><text:span text:style-name="Source_20_Text"><text:s text:c="2"/>cargarLibrosDesdeLocalStorage();</text:span></text:p>
        <text:p text:style-name="Preformatted_20_Text"><text:span text:style-name="Source_20_Text"><text:s text:c="2"/>actualizarTabla();</text:span></text:p>
        <text:p text:style-name="Preformatted_20_Text"><text:span text:style-name="Source_20_Text"><text:s text:c="2"/>actualizarEstadisticas();</text:span></text:p>
        <text:p text:style-name="Preformatted_20_Text"/>
        <text:p text:style-name="Preformatted_20_Text"><text:span text:style-name="Source_20_Text"><text:s text:c="2"/>// Eventos</text:span></text:p>
        <text:p text:style-name="Preformatted_20_Text"><text:span text:style-name="Source_20_Text"><text:s text:c="2"/>document.getElementById("libro-formulario").addEventListener("submit", manejarFormulario);</text:span></text:p>
        <text:p text:style-name="Preformatted_20_Text"><text:span text:style-name="Source_20_Text"><text:s text:c="2"/>document.getElementById("filtros-genero").addEventListener("change", filtrarPorGenero);</text:span></text:p>
        <text:p text:style-name="Preformatted_20_Text"><text:span text:style-name="Source_20_Text">});</text:span></text:p>
        <text:p text:style-name="Preformatted_20_Text"/>
        <text:p text:style-name="Preformatted_20_Text"><text:span text:style-name="Source_20_Text">// -----------------------------</text:span></text:p>
        <text:p text:style-name="Preformatted_20_Text"><text:span text:style-name="Source_20_Text">// Funciones principales</text:span></text:p>
        <text:p text:style-name="Preformatted_20_Text"><text:span text:style-name="Source_20_Text">// -----------------------------</text:span></text:p>
        <text:p text:style-name="Preformatted_20_Text"/>
        <text:p text:style-name="Preformatted_20_Text"><text:span text:style-name="Source_20_Text">function manejarFormulario(event) {</text:span></text:p>
        <text:p text:style-name="Preformatted_20_Text"><text:span text:style-name="Source_20_Text"><text:s text:c="2"/>event.preventDefault();</text:span></text:p>
        <text:p text:style-name="Preformatted_20_Text"/>
        <text:p text:style-name="Preformatted_20_Text"><text:span text:style-name="Source_20_Text"><text:s text:c="2"/>// 1. Capturar valores del formulario</text:span></text:p>
        <text:p text:style-name="Preformatted_20_Text"><text:soft-page-break/><text:span text:style-name="Source_20_Text"><text:s text:c="2"/>const titulo = document.getElementById("titulo").value.trim();</text:span></text:p>
        <text:p text:style-name="Preformatted_20_Text"><text:span text:style-name="Source_20_Text"><text:s text:c="2"/>const autor = document.getElementById("autor").value.trim();</text:span></text:p>
        <text:p text:style-name="Preformatted_20_Text"><text:span text:style-name="Source_20_Text"><text:s text:c="2"/>const genero = document.getElementById("genero").value;</text:span></text:p>
        <text:p text:style-name="Preformatted_20_Text"><text:span text:style-name="Source_20_Text"><text:s text:c="2"/>// Campo extra: fecha de publicación</text:span></text:p>
        <text:p text:style-name="Preformatted_20_Text"><text:span text:style-name="Source_20_Text"><text:s text:c="2"/>const fecha = document.getElementById("fecha")?.value; // si lo añades en el HTML</text:span></text:p>
        <text:p text:style-name="Preformatted_20_Text"/>
        <text:p text:style-name="Preformatted_20_Text"><text:span text:style-name="Source_20_Text"><text:s text:c="2"/>// 2. Validar datos</text:span></text:p>
        <text:p text:style-name="Preformatted_20_Text"><text:span text:style-name="Source_20_Text"><text:s text:c="2"/>const errores = validarFormulario(titulo, autor, genero, fecha);</text:span></text:p>
        <text:p text:style-name="Preformatted_20_Text"/>
        <text:p text:style-name="Preformatted_20_Text"><text:span text:style-name="Source_20_Text"><text:s text:c="2"/>if (errores.length &gt; 0) {</text:span></text:p>
        <text:p text:style-name="Preformatted_20_Text"><text:span text:style-name="Source_20_Text"><text:s text:c="4"/>mostrarErrores(errores);</text:span></text:p>
        <text:p text:style-name="Preformatted_20_Text"><text:span text:style-name="Source_20_Text"><text:s text:c="4"/>return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ocultarErrores();</text:span></text:p>
        <text:p text:style-name="Preformatted_20_Text"/>
        <text:p text:style-name="Preformatted_20_Text"><text:span text:style-name="Source_20_Text"><text:s text:c="2"/>// 3. Crear objeto libro</text:span></text:p>
        <text:p text:style-name="Preformatted_20_Text"><text:span text:style-name="Source_20_Text"><text:s text:c="2"/>const libro = { titulo, autor, genero, fecha };</text:span></text:p>
        <text:p text:style-name="Preformatted_20_Text"/>
        <text:p text:style-name="Preformatted_20_Text"><text:span text:style-name="Source_20_Text"><text:s text:c="2"/>// 4. Guardar en array y localStorage</text:span></text:p>
        <text:p text:style-name="Preformatted_20_Text"><text:span text:style-name="Source_20_Text"><text:s text:c="2"/>libros.push(libro);</text:span></text:p>
        <text:p text:style-name="Preformatted_20_Text"><text:span text:style-name="Source_20_Text"><text:s text:c="2"/>guardarLibrosEnLocalStorage();</text:span></text:p>
        <text:p text:style-name="Preformatted_20_Text"/>
        <text:p text:style-name="Preformatted_20_Text"><text:span text:style-name="Source_20_Text"><text:s text:c="2"/>// 5. Actualizar interfaz</text:span></text:p>
        <text:p text:style-name="Preformatted_20_Text"><text:span text:style-name="Source_20_Text"><text:s text:c="2"/>actualizarTabla();</text:span></text:p>
        <text:p text:style-name="Preformatted_20_Text"><text:span text:style-name="Source_20_Text"><text:s text:c="2"/>actualizarEstadisticas();</text:span></text:p>
        <text:p text:style-name="Preformatted_20_Text"/>
        <text:p text:style-name="Preformatted_20_Text"><text:span text:style-name="Source_20_Text"><text:s text:c="2"/>// 6. Resetear formulario</text:span></text:p>
        <text:p text:style-name="Preformatted_20_Text"><text:span text:style-name="Source_20_Text"><text:s text:c="2"/>event.target.reset(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validarFormulario(titulo, autor, genero, fecha) {</text:span></text:p>
        <text:p text:style-name="Preformatted_20_Text"><text:span text:style-name="Source_20_Text"><text:s text:c="2"/>const errores = [];</text:span></text:p>
        <text:p text:style-name="Preformatted_20_Text"/>
        <text:p text:style-name="Preformatted_20_Text"><text:span text:style-name="Source_20_Text"><text:s text:c="2"/>if (titulo.length &lt; 3) {</text:span></text:p>
        <text:p text:style-name="Preformatted_20_Text"><text:span text:style-name="Source_20_Text"><text:s text:c="4"/>errores.push("El título debe tener al menos 3 caracteres.");</text:span></text:p>
        <text:p text:style-name="Preformatted_20_Text"><text:span text:style-name="Source_20_Text"><text:s text:c="2"/>}</text:span></text:p>
        <text:p text:style-name="Preformatted_20_Text"><text:span text:style-name="Source_20_Text"><text:s text:c="2"/>if (autor.length &lt; 5) {</text:span></text:p>
        <text:p text:style-name="Preformatted_20_Text"><text:span text:style-name="Source_20_Text"><text:s text:c="4"/>errores.push("El autor debe tener al menos 5 caracteres.");</text:span></text:p>
        <text:p text:style-name="Preformatted_20_Text"><text:span text:style-name="Source_20_Text"><text:s text:c="2"/>}</text:span></text:p>
        <text:p text:style-name="Preformatted_20_Text"><text:span text:style-name="Source_20_Text"><text:s text:c="2"/>if (!genero) {</text:span></text:p>
        <text:p text:style-name="Preformatted_20_Text"><text:span text:style-name="Source_20_Text"><text:s text:c="4"/>errores.push("Debes seleccionar un género.");</text:span></text:p>
        <text:p text:style-name="Preformatted_20_Text"><text:span text:style-name="Source_20_Text"><text:s text:c="2"/>}</text:span></text:p>
        <text:p text:style-name="Preformatted_20_Text"><text:span text:style-name="Source_20_Text"><text:s text:c="2"/>if (!fecha) {</text:span></text:p>
        <text:p text:style-name="Preformatted_20_Text"><text:span text:style-name="Source_20_Text"><text:s text:c="4"/>errores.push("Debes introducir una fecha de publicación.");</text:span></text:p>
        <text:p text:style-name="Preformatted_20_Text"><text:span text:style-name="Source_20_Text"><text:s text:c="2"/>} else {</text:span></text:p>
        <text:p text:style-name="Preformatted_20_Text"><text:span text:style-name="Source_20_Text"><text:s text:c="4"/>const hoy = new Date();</text:span></text:p>
        <text:p text:style-name="Preformatted_20_Text"><text:span text:style-name="Source_20_Text"><text:s text:c="4"/>const fechaPublicacion = new Date(fecha);</text:span></text:p>
        <text:p text:style-name="Preformatted_20_Text"><text:span text:style-name="Source_20_Text"><text:s text:c="4"/>if (fechaPublicacion &gt; hoy) {</text:span></text:p>
        <text:p text:style-name="Preformatted_20_Text"><text:span text:style-name="Source_20_Text"><text:s text:c="6"/>errores.push("La fecha no puede ser futura.")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return errores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mostrarErrores(errores) {</text:span></text:p>
        <text:p text:style-name="Preformatted_20_Text"><text:span text:style-name="Source_20_Text"><text:s text:c="2"/>const erroresSeccion = document.getElementById("errores-seccion");</text:span></text:p>
        <text:p text:style-name="Preformatted_20_Text"><text:span text:style-name="Source_20_Text"><text:s text:c="2"/>erroresSeccion.innerHTML = "";</text:span></text:p>
        <text:p text:style-name="Preformatted_20_Text"><text:span text:style-name="Source_20_Text"><text:s text:c="2"/>errores.forEach(error =&gt; {</text:span></text:p>
        <text:p text:style-name="Preformatted_20_Text"><text:span text:style-name="Source_20_Text"><text:s text:c="4"/>const p = document.createElement("p");</text:span></text:p>
        <text:p text:style-name="Preformatted_20_Text"><text:span text:style-name="Source_20_Text"><text:s text:c="4"/>p.textContent = error;</text:span></text:p>
        <text:p text:style-name="Preformatted_20_Text"><text:span text:style-name="Source_20_Text"><text:s text:c="4"/>p.style.color = "red";</text:span></text:p>
        <text:p text:style-name="Preformatted_20_Text"><text:soft-page-break/><text:span text:style-name="Source_20_Text"><text:s text:c="4"/>erroresSeccion.appendChild(p);</text:span></text:p>
        <text:p text:style-name="Preformatted_20_Text"><text:span text:style-name="Source_20_Text"><text:s text:c="2"/>}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ocultarErrores() {</text:span></text:p>
        <text:p text:style-name="Preformatted_20_Text"><text:span text:style-name="Source_20_Text"><text:s text:c="2"/>document.getElementById("errores-seccion").innerHTML = ""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actualizarTabla(filtroGenero = "") {</text:span></text:p>
        <text:p text:style-name="Preformatted_20_Text"><text:span text:style-name="Source_20_Text"><text:s text:c="2"/>const tbody = document.querySelector("#tabla-libros tbody");</text:span></text:p>
        <text:p text:style-name="Preformatted_20_Text"><text:span text:style-name="Source_20_Text"><text:s text:c="2"/>tbody.innerHTML = "";</text:span></text:p>
        <text:p text:style-name="Preformatted_20_Text"/>
        <text:p text:style-name="Preformatted_20_Text"><text:span text:style-name="Source_20_Text"><text:s text:c="2"/>libros</text:span></text:p>
        <text:p text:style-name="Preformatted_20_Text"><text:span text:style-name="Source_20_Text"><text:s text:c="4"/>.filter(libro =&gt; !filtroGenero || libro.genero === filtroGenero)</text:span></text:p>
        <text:p text:style-name="Preformatted_20_Text"><text:span text:style-name="Source_20_Text"><text:s text:c="4"/>.forEach((libro, index) =&gt; {</text:span></text:p>
        <text:p text:style-name="Preformatted_20_Text"><text:span text:style-name="Source_20_Text"><text:s text:c="6"/>const fila = document.createElement("tr");</text:span></text:p>
        <text:p text:style-name="Preformatted_20_Text"/>
        <text:p text:style-name="Preformatted_20_Text"><text:span text:style-name="Source_20_Text"><text:s text:c="6"/>fila.innerHTML = `</text:span></text:p>
        <text:p text:style-name="Preformatted_20_Text"><text:span text:style-name="Source_20_Text"><text:s text:c="8"/>&lt;td&gt;${libro.titulo}&lt;/td&gt;</text:span></text:p>
        <text:p text:style-name="Preformatted_20_Text"><text:span text:style-name="Source_20_Text"><text:s text:c="8"/>&lt;td&gt;${libro.autor}&lt;/td&gt;</text:span></text:p>
        <text:p text:style-name="Preformatted_20_Text"><text:span text:style-name="Source_20_Text"><text:s text:c="8"/>&lt;td&gt;${libro.genero}&lt;/td&gt;</text:span></text:p>
        <text:p text:style-name="Preformatted_20_Text"><text:span text:style-name="Source_20_Text"><text:s text:c="8"/>&lt;td&gt;</text:span></text:p>
        <text:p text:style-name="Preformatted_20_Text"><text:span text:style-name="Source_20_Text"><text:s text:c="10"/>&lt;button onclick="eliminarLibro(${index})"&gt;Eliminar&lt;/button&gt;</text:span></text:p>
        <text:p text:style-name="Preformatted_20_Text"><text:span text:style-name="Source_20_Text"><text:s text:c="8"/>&lt;/td&gt;</text:span></text:p>
        <text:p text:style-name="Preformatted_20_Text"><text:span text:style-name="Source_20_Text"><text:s text:c="6"/>`;</text:span></text:p>
        <text:p text:style-name="Preformatted_20_Text"/>
        <text:p text:style-name="Preformatted_20_Text"><text:span text:style-name="Source_20_Text"><text:s text:c="6"/>tbody.appendChild(fila);</text:span></text:p>
        <text:p text:style-name="Preformatted_20_Text"><text:span text:style-name="Source_20_Text"><text:s text:c="4"/>}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eliminarLibro(index) {</text:span></text:p>
        <text:p text:style-name="Preformatted_20_Text"><text:span text:style-name="Source_20_Text"><text:s text:c="2"/>libros.splice(index, 1);</text:span></text:p>
        <text:p text:style-name="Preformatted_20_Text"><text:span text:style-name="Source_20_Text"><text:s text:c="2"/>guardarLibrosEnLocalStorage();</text:span></text:p>
        <text:p text:style-name="Preformatted_20_Text"><text:span text:style-name="Source_20_Text"><text:s text:c="2"/>actualizarTabla();</text:span></text:p>
        <text:p text:style-name="Preformatted_20_Text"><text:span text:style-name="Source_20_Text"><text:s text:c="2"/>actualizarEstadisticas(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filtrarPorGenero() {</text:span></text:p>
        <text:p text:style-name="Preformatted_20_Text"><text:span text:style-name="Source_20_Text"><text:s text:c="2"/>const generoSeleccionado = document.getElementById("filtros-genero").value;</text:span></text:p>
        <text:p text:style-name="Preformatted_20_Text"><text:span text:style-name="Source_20_Text"><text:s text:c="2"/>actualizarTabla(generoSeleccionado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actualizarEstadisticas() {</text:span></text:p>
        <text:p text:style-name="Preformatted_20_Text"><text:span text:style-name="Source_20_Text"><text:s text:c="2"/>document.getElementById("total-libros").textContent = `Número de libros: ${libros.length}`;</text:span></text:p>
        <text:p text:style-name="Preformatted_20_Text"/>
        <text:p text:style-name="Preformatted_20_Text"><text:span text:style-name="Source_20_Text"><text:s text:c="2"/>if (libros.length === 0) {</text:span></text:p>
        <text:p text:style-name="Preformatted_20_Text"><text:span text:style-name="Source_20_Text"><text:s text:c="4"/>document.getElementById("generos-libros").textContent = "Distribución de géneros: N/A";</text:span></text:p>
        <text:p text:style-name="Preformatted_20_Text"><text:span text:style-name="Source_20_Text"><text:s text:c="4"/>return;</text:span></text:p>
        <text:p text:style-name="Preformatted_20_Text"><text:span text:style-name="Source_20_Text"><text:s text:c="2"/>}</text:span></text:p>
        <text:p text:style-name="Preformatted_20_Text"/>
        <text:p text:style-name="Preformatted_20_Text"><text:span text:style-name="Source_20_Text"><text:s text:c="2"/>const conteo = {};</text:span></text:p>
        <text:p text:style-name="Preformatted_20_Text"><text:span text:style-name="Source_20_Text"><text:s text:c="2"/>libros.forEach(libro =&gt; {</text:span></text:p>
        <text:p text:style-name="Preformatted_20_Text"><text:span text:style-name="Source_20_Text"><text:s text:c="4"/>conteo[libro.genero] = (conteo[libro.genero] || 0) + 1;</text:span></text:p>
        <text:p text:style-name="Preformatted_20_Text"><text:span text:style-name="Source_20_Text"><text:s text:c="2"/>});</text:span></text:p>
        <text:p text:style-name="Preformatted_20_Text"/>
        <text:p text:style-name="Preformatted_20_Text"><text:span text:style-name="Source_20_Text"><text:s text:c="2"/>const distribucion = Object.entries(conteo)</text:span></text:p>
        <text:p text:style-name="Preformatted_20_Text"><text:span text:style-name="Source_20_Text"><text:s text:c="4"/>.map(([genero, cantidad]) =&gt; `${genero}: ${cantidad}`)</text:span></text:p>
        <text:p text:style-name="Preformatted_20_Text"><text:span text:style-name="Source_20_Text"><text:s text:c="4"/>.join(", ");</text:span></text:p>
        <text:p text:style-name="Preformatted_20_Text"/>
        <text:p text:style-name="Preformatted_20_Text"><text:span text:style-name="Source_20_Text"><text:s text:c="2"/>document.getElementById("generos-libros").textContent = `Distribución de géneros: ${distribucion}`;</text:span></text:p>
        <text:p text:style-name="Preformatted_20_Text"><text:span text:style-name="Source_20_Text">}</text:span></text:p>
        <text:p text:style-name="Preformatted_20_Text"><text:soft-page-break/></text:p>
        <text:p text:style-name="Preformatted_20_Text"><text:span text:style-name="Source_20_Text">// -----------------------------</text:span></text:p>
        <text:p text:style-name="Preformatted_20_Text"><text:span text:style-name="Source_20_Text">// LocalStorage</text:span></text:p>
        <text:p text:style-name="Preformatted_20_Text"><text:span text:style-name="Source_20_Text">// -----------------------------</text:span></text:p>
        <text:p text:style-name="Preformatted_20_Text"><text:span text:style-name="Source_20_Text">function guardarLibrosEnLocalStorage() {</text:span></text:p>
        <text:p text:style-name="Preformatted_20_Text"><text:span text:style-name="Source_20_Text"><text:s text:c="2"/>localStorage.setItem("libros", JSON.stringify(libros))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function cargarLibrosDesdeLocalStorage() {</text:span></text:p>
        <text:p text:style-name="Preformatted_20_Text"><text:span text:style-name="Source_20_Text"><text:s text:c="2"/>const datos = localStorage.getItem("libros");</text:span></text:p>
        <text:p text:style-name="Preformatted_20_Text"><text:span text:style-name="Source_20_Text"><text:s text:c="2"/>if (datos) {</text:span></text:p>
        <text:p text:style-name="Preformatted_20_Text"><text:span text:style-name="Source_20_Text"><text:s text:c="4"/>libros = JSON.parse(datos);</text:span></text:p>
        <text:p text:style-name="Preformatted_20_Text"><text:span text:style-name="Source_20_Text"><text:s text:c="2"/>}</text:span></text:p>
        <text:p text:style-name="P9"><text:span text:style-name="Source_20_Text">}</text:span></text:p>
        <text:h text:style-name="Heading_20_3" text:outline-level="3">✅ Qué tienes que hacer tú</text:h>
        <text:list text:style-name="L7">
          <text:list-item>
            <text:p text:style-name="P10">Añadir en el <text:span text:style-name="Source_20_Text">index.html</text:span> un campo extra para la <text:span text:style-name="Strong_20_Emphasis">fecha de publicación</text:span>:</text:p>
          </text:list-item>
        </text:list>
        <text:p text:style-name="Text_20_body">html</text:p>
        <text:p text:style-name="Preformatted_20_Text"><text:span text:style-name="Source_20_Text">&lt;label for="fecha"&gt;Fecha de publicación:&lt;/label&gt;</text:span></text:p>
        <text:p text:style-name="P9"><text:span text:style-name="Source_20_Text">&lt;input type="date" id="fecha" name="fecha" required /&gt;</text:span></text:p>
        <text:list text:style-name="L8">
          <text:list-item>
            <text:p text:style-name="P11">Completar las funciones con tu propia lógica si quieres añadir extras (ejemplo: botón "Vaciar lista").</text:p>
          </text:list-item>
          <text:list-item>
            <text:p text:style-name="P11">Probar que las validaciones funcionan y que los datos se guardan en <text:span text:style-name="Source_20_Text">localStorage</text:span>.</text:p>
          </text:list-item>
        </text:list>
        <text:p text:style-name="Text_20_body">¿Quieres que te prepare también un <text:span text:style-name="Strong_20_Emphasis">ejemplo de ejecución paso a paso</text:span> (qué ocurre cuando agregas un libro, lo filtras y lo eliminas) para que lo uses como guía de prueba en el examen?</text:p>
      </text:section>
      <text:section text:style-name="Sect1" text:name="UPbSH93Pd7aKUNdWJ6wLw-user-message">
        <text:p text:style-name="P7">si</text:p>
      </text:section>
      <text:section text:style-name="Sect1" text:name="CjUN4nghWPx93Yv8bRKhB-content-0">
        <text:p text:style-name="P8">Perfecto 👌, te preparo un <text:span text:style-name="Strong_20_Emphasis">ejemplo de ejecución paso a paso</text:span> para que veas cómo se comporta tu aplicación con el <text:span text:style-name="Source_20_Text">script.js</text:span> que te di y el <text:span text:style-name="Source_20_Text">index.html</text:span> + <text:span text:style-name="Source_20_Text">estilo.css</text:span> que ya tienes. Esto te servirá como <text:span text:style-name="Strong_20_Emphasis">guía de prueba en el examen</text:span>:</text:p>
        <text:h text:style-name="Heading_20_2" text:outline-level="2">🔄 Ejemplo de ejecución</text:h>
        <text:h text:style-name="Heading_20_3" text:outline-level="3">1. Agregar un libro</text:h>
        <text:list text:style-name="L9">
          <text:list-item>
            <text:p text:style-name="P12">El usuario escribe:</text:p>
            <text:list>
              <text:list-item>
                <text:p text:style-name="P12"><text:span text:style-name="Strong_20_Emphasis">Título:</text:span> "IT"</text:p>
              </text:list-item>
              <text:list-item>
                <text:p text:style-name="P12"><text:span text:style-name="Strong_20_Emphasis">Autor:</text:span> "King"</text:p>
              </text:list-item>
              <text:list-item>
                <text:p text:style-name="P12"><text:span text:style-name="Strong_20_Emphasis">Género:</text:span> "Misterio"</text:p>
              </text:list-item>
              <text:list-item>
                <text:p text:style-name="P12"><text:span text:style-name="Strong_20_Emphasis">Fecha de publicación:</text:span> "2026-01-01" (futura)</text:p>
              </text:list-item>
            </text:list>
          </text:list-item>
          <text:list-item>
            <text:p text:style-name="P12">Al pulsar <text:span text:style-name="Strong_20_Emphasis">Agregar libro</text:span>:</text:p>
            <text:list>
              <text:list-item>
                <text:p text:style-name="P12">El sistema valida y detecta que:</text:p>
                <text:list>
                  <text:list-item>
                    <text:p text:style-name="P12">El autor tiene menos de 5 caracteres.</text:p>
                  </text:list-item>
                  <text:list-item>
                    <text:p text:style-name="P12">La fecha es futura.</text:p>
                  </text:list-item>
                </text:list>
              </text:list-item>
              <text:list-item>
                <text:p text:style-name="P12"><text:soft-page-break/>En <text:span text:style-name="Source_20_Text">#errores-seccion</text:span> aparecen mensajes:</text:p>
                <text:list>
                  <text:list-item>
                    <text:p text:style-name="P12">"El autor debe tener al menos 5 caracteres."</text:p>
                  </text:list-item>
                  <text:list-item>
                    <text:p text:style-name="P12">"La fecha no puede ser futura."</text:p>
                  </text:list-item>
                </text:list>
              </text:list-item>
            </text:list>
          </text:list-item>
        </text:list>
        <text:p text:style-name="Text_20_body">👉 El libro <text:span text:style-name="Strong_20_Emphasis">no se guarda</text:span> ni en la tabla ni en <text:span text:style-name="Source_20_Text">localStorage</text:span>.</text:p>
        <text:h text:style-name="Heading_20_3" text:outline-level="3">2. Corregir y guardar</text:h>
        <text:list text:style-name="L10">
          <text:list-item>
            <text:p text:style-name="P13">El usuario corrige:</text:p>
            <text:list>
              <text:list-item>
                <text:p text:style-name="P13"><text:span text:style-name="Strong_20_Emphasis">Autor:</text:span> "Stephen King"</text:p>
              </text:list-item>
              <text:list-item>
                <text:p text:style-name="P13"><text:span text:style-name="Strong_20_Emphasis">Fecha de publicación:</text:span> "1986-09-15"</text:p>
              </text:list-item>
            </text:list>
          </text:list-item>
          <text:list-item>
            <text:p text:style-name="P13">Pulsa <text:span text:style-name="Strong_20_Emphasis">Agregar libro</text:span>:</text:p>
            <text:list>
              <text:list-item>
                <text:p text:style-name="P13">Validaciones correctas.</text:p>
              </text:list-item>
              <text:list-item>
                <text:p text:style-name="P13">El libro se guarda en el array <text:span text:style-name="Source_20_Text">libros</text:span> y en <text:span text:style-name="Source_20_Text">localStorage</text:span>.</text:p>
              </text:list-item>
              <text:list-item>
                <text:p text:style-name="P13">En la tabla aparece una fila:</text:p>
                <text:p text:style-name="P13">Código</text:p>
                <text:p text:style-name="P14"><text:span text:style-name="Source_20_Text">IT | Stephen King | Misterio | [Eliminar]</text:span></text:p>
              </text:list-item>
              <text:list-item>
                <text:p text:style-name="P13">En estadísticas:</text:p>
                <text:list>
                  <text:list-item>
                    <text:p text:style-name="P13">"Número de libros: 1"</text:p>
                  </text:list-item>
                  <text:list-item>
                    <text:p text:style-name="P13">"Distribución de géneros: Misterio: 1"</text:p>
                  </text:list-item>
                </text:list>
              </text:list-item>
            </text:list>
          </text:list-item>
        </text:list>
        <text:h text:style-name="Heading_20_3" text:outline-level="3">3. Agregar más libros</text:h>
        <text:list text:style-name="L11">
          <text:list-item>
            <text:p text:style-name="P15">El usuario añade:</text:p>
            <text:list>
              <text:list-item>
                <text:p text:style-name="P15">"1984" de "George Orwell", género "Ficción", fecha "1949-06-08".</text:p>
              </text:list-item>
              <text:list-item>
                <text:p text:style-name="P15">"El Hobbit" de "J.R.R. Tolkien", género "Fantasía", fecha "1937-09-21".</text:p>
              </text:list-item>
            </text:list>
          </text:list-item>
          <text:list-item>
            <text:p text:style-name="P15">La tabla ahora muestra 3 filas.</text:p>
          </text:list-item>
          <text:list-item>
            <text:p text:style-name="P15">Estadísticas:</text:p>
            <text:list>
              <text:list-item>
                <text:p text:style-name="P15">"Número de libros: 3"</text:p>
              </text:list-item>
              <text:list-item>
                <text:p text:style-name="P15">"Distribución de géneros: Misterio: 1, Ficción: 1, Fantasía: 1"</text:p>
              </text:list-item>
            </text:list>
          </text:list-item>
        </text:list>
        <text:h text:style-name="Heading_20_3" text:outline-level="3">4. Filtrar por género</text:h>
        <text:list text:style-name="L12">
          <text:list-item>
            <text:p text:style-name="P16">El usuario selecciona en <text:span text:style-name="Source_20_Text">#filtros-genero</text:span>: "Fantasía".</text:p>
          </text:list-item>
          <text:list-item>
            <text:p text:style-name="P16">La tabla se actualiza y muestra solo:</text:p>
            <text:p text:style-name="P16">Código</text:p>
            <text:p text:style-name="P17"><text:span text:style-name="Source_20_Text">El Hobbit | J.R.R. Tolkien | Fantasía | [Eliminar]</text:span></text:p>
          </text:list-item>
          <text:list-item>
            <text:p text:style-name="P16">Estadísticas <text:span text:style-name="Strong_20_Emphasis">no cambian</text:span> (siguen contando todos los libros).</text:p>
          </text:list-item>
        </text:list>
        <text:h text:style-name="Heading_20_3" text:outline-level="3"><text:soft-page-break/>5. Eliminar un libro</text:h>
        <text:list text:style-name="L13">
          <text:list-item>
            <text:p text:style-name="P18">El usuario pulsa <text:span text:style-name="Strong_20_Emphasis">Eliminar</text:span> en la fila de "IT".</text:p>
          </text:list-item>
          <text:list-item>
            <text:p text:style-name="P18">El libro se borra del array y de <text:span text:style-name="Source_20_Text">localStorage</text:span>.</text:p>
          </text:list-item>
          <text:list-item>
            <text:p text:style-name="P18">La tabla muestra solo "1984" y "El Hobbit".</text:p>
          </text:list-item>
          <text:list-item>
            <text:p text:style-name="P18">Estadísticas:</text:p>
            <text:list>
              <text:list-item>
                <text:p text:style-name="P18">"Número de libros: 2"</text:p>
              </text:list-item>
              <text:list-item>
                <text:p text:style-name="P18">"Distribución de géneros: Ficción: 1, Fantasía: 1"</text:p>
              </text:list-item>
            </text:list>
          </text:list-item>
        </text:list>
        <text:h text:style-name="Heading_20_3" text:outline-level="3">6. Recargar la página</text:h>
        <text:list text:style-name="L14">
          <text:list-item>
            <text:p text:style-name="P19">El usuario recarga el navegador.</text:p>
          </text:list-item>
          <text:list-item>
            <text:p text:style-name="P19">Gracias a <text:span text:style-name="Source_20_Text">cargarLibrosDesdeLocalStorage()</text:span>, los libros guardados se vuelven a mostrar automáticamente.</text:p>
          </text:list-item>
          <text:list-item>
            <text:p text:style-name="P19">La tabla y estadísticas aparecen tal cual estaban antes de recargar.</text:p>
          </text:list-item>
        </text:list>
        <text:h text:style-name="Heading_20_3" text:outline-level="3">7. Extra: Vaciar lista</text:h>
        <text:list text:style-name="L15">
          <text:list-item>
            <text:p text:style-name="P20">Si implementas el botón <text:span text:style-name="Strong_20_Emphasis">"Vaciar lista"</text:span>, al pulsarlo:</text:p>
            <text:list>
              <text:list-item>
                <text:p text:style-name="P20">Se borra el array <text:span text:style-name="Source_20_Text">libros</text:span>.</text:p>
              </text:list-item>
              <text:list-item>
                <text:p text:style-name="P20">Se limpia <text:span text:style-name="Source_20_Text">localStorage</text:span>.</text:p>
              </text:list-item>
              <text:list-item>
                <text:p text:style-name="P20">La tabla queda vacía.</text:p>
              </text:list-item>
              <text:list-item>
                <text:p text:style-name="P20">Estadísticas:</text:p>
                <text:list>
                  <text:list-item>
                    <text:p text:style-name="P20">"Número de libros: 0"</text:p>
                  </text:list-item>
                  <text:list-item>
                    <text:p text:style-name="P20">"Distribución de géneros: N/A"</text:p>
                  </text:list-item>
                </text:list>
              </text:list-item>
            </text:list>
          </text:list-item>
        </text:list>
        <text:h text:style-name="Heading_20_2" text:outline-level="2">🎯 Conclusión</text:h>
        <text:p text:style-name="Text_20_body">Este flujo de prueba te asegura que:</text:p>
        <text:list text:style-name="L16">
          <text:list-item>
            <text:p text:style-name="P21">Las <text:span text:style-name="Strong_20_Emphasis">validaciones</text:span> funcionan.</text:p>
          </text:list-item>
          <text:list-item>
            <text:p text:style-name="P21">Los <text:span text:style-name="Strong_20_Emphasis">errores</text:span> aparecen y desaparecen dinámicamente.</text:p>
          </text:list-item>
          <text:list-item>
            <text:p text:style-name="P21">Los datos se <text:span text:style-name="Strong_20_Emphasis">guardan en localStorage</text:span> y se recuperan al recargar.</text:p>
          </text:list-item>
          <text:list-item>
            <text:p text:style-name="P21">La <text:span text:style-name="Strong_20_Emphasis">tabla y estadísticas</text:span> se actualizan en tiempo real.</text:p>
          </text:list-item>
          <text:list-item>
            <text:p text:style-name="P21">El usuario puede <text:span text:style-name="Strong_20_Emphasis">filtrar y eliminar</text:span> libros fácilmente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00:35:27.455642500</meta:creation-date>
    <dc:date>2025-12-12T00:36:07.646206200</dc:date>
    <meta:editing-duration>PT41S</meta:editing-duration>
    <meta:editing-cycles>1</meta:editing-cycles>
    <meta:document-statistic meta:table-count="0" meta:image-count="0" meta:object-count="0" meta:page-count="7" meta:paragraph-count="251" meta:word-count="1376" meta:character-count="9925" meta:non-whitespace-character-count="8581"/>
    <meta:generator>LibreOffice/25.2.5.2$Windows_X86_64 LibreOffice_project/03d19516eb2e1dd5d4ccd751a0d6f35f35e08022</meta:generator>
  </office:meta>
</office:document-meta>
</file>